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4.322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9.402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1.913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2.929cm"/>
    </style:style>
    <style:style style:name="gr9" style:family="graphic" style:parent-style-name="text">
      <style:graphic-properties draw:marker-start="Arrow" draw:marker-start-width="0.3cm" draw:marker-end="Arrow" draw:marker-end-width="0.3cm" draw:fill="solid" draw:fill-color="#729fcf" draw:textarea-vertical-align="middle"/>
    </style:style>
    <style:style style:name="gr10" style:family="graphic" style:parent-style-name="text">
      <style:graphic-properties draw:marker-start="Arrow" draw:marker-start-width="0.3cm" draw:marker-end="Arrow" draw:marker-end-width="0.3cm" draw:fill="solid" draw:fill-color="#000000" draw:textarea-vertical-align="middle"/>
    </style:style>
    <style:style style:name="gr11" style:family="graphic" style:parent-style-name="text">
      <style:graphic-properties draw:textarea-horizontal-align="justify" draw:textarea-vertical-align="middle" draw:auto-grow-height="false" fo:min-height="1.582cm" fo:min-width="0.072cm"/>
    </style:style>
    <style:style style:name="gr12" style:family="graphic" style:parent-style-name="text">
      <style:graphic-properties draw:stroke="solid" svg:stroke-width="0.053cm" svg:stroke-color="#000000" draw:marker-start="Arrow" draw:marker-start-width="0.379cm" draw:marker-end="Arrow" draw:marker-end-width="0.379cm" svg:stroke-opacity="100%" draw:fill="solid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textarea-horizontal-align="justify" draw:textarea-vertical-align="middle" draw:auto-grow-height="false" fo:min-height="2.544cm" fo:min-width="3.183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3.183cm"/>
    </style:style>
    <style:style style:name="gr15" style:family="graphic" style:parent-style-name="standard">
      <style:graphic-properties draw:textarea-horizontal-align="justify" draw:textarea-vertical-align="middle" draw:auto-grow-height="false" fo:min-height="2.163cm" fo:min-width="3.437cm"/>
    </style:style>
    <style:style style:name="gr16" style:family="graphic" style:parent-style-name="standard">
      <style:graphic-properties draw:textarea-horizontal-align="justify" draw:textarea-vertical-align="middle" draw:auto-grow-height="false" fo:min-height="1.401cm" fo:min-width="3.31cm"/>
    </style:style>
    <style:style style:name="gr17" style:family="graphic" style:parent-style-name="standard">
      <style:graphic-properties draw:textarea-horizontal-align="justify" draw:textarea-vertical-align="middle" draw:auto-grow-height="false" fo:min-height="2.925cm" fo:min-width="3.945cm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4.072cm"/>
    </style:style>
    <style:style style:name="gr19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20" style:family="graphic" style:parent-style-name="standard">
      <style:graphic-properties draw:textarea-horizontal-align="justify" draw:textarea-vertical-align="middle" draw:auto-grow-height="false" fo:min-height="1.401cm" fo:min-width="3.056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22" style:family="graphic" style:parent-style-name="standard">
      <style:graphic-properties draw:textarea-horizontal-align="justify" draw:textarea-vertical-align="middle" draw:auto-grow-height="false" fo:min-height="1.147cm" fo:min-width="3.31cm"/>
    </style:style>
    <style:style style:name="gr23" style:family="graphic" style:parent-style-name="standard">
      <style:graphic-properties draw:textarea-horizontal-align="justify" draw:textarea-vertical-align="middle" draw:auto-grow-height="false" fo:min-height="1.655cm" fo:min-width="2.167cm"/>
    </style:style>
    <style:style style:name="gr24" style:family="graphic" style:parent-style-name="text">
      <style:graphic-properties draw:stroke="none" svg:stroke-color="#000000" draw:fill="none" draw:fill-color="#ffffff" fo:min-height="1.02cm"/>
    </style:style>
    <style:style style:name="gr25" style:family="graphic" style:parent-style-name="text">
      <style:graphic-properties draw:stroke="none" svg:stroke-color="#000000" draw:fill="none" draw:fill-color="#ffffff" fo:min-height="0.893cm"/>
    </style:style>
    <style:style style:name="gr26" style:family="graphic" style:parent-style-name="text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2.413cm" svg:x="9.001cm" svg:y="1.381cm">
          <text:p text:style-name="P1">web interf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4.572cm" svg:x="9.255cm" svg:y="18.272cm">
          <text:p text:style-name="P1">gatew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72cm" svg:height="9.652cm" svg:x="9.128cm" svg:y="5.826cm"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2.286cm" svg:x="16.177cm" svg:y="5.922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2.667cm" svg:x="1.889cm" svg:y="9.128cm">
          <text:p text:style-name="P1">Room </text:p>
          <text:p text:style-name="P1">s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413cm" svg:height="1.397cm" svg:x="16.24cm" svg:y="19.034cm">
          <text:p text:style-name="P1">ligh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556cm" svg:height="1.778cm" svg:x="2.778cm" svg:y="18.78cm">
          <text:p text:style-name="P1">Deadbol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429cm" svg:height="1.397cm" svg:x="16.24cm" svg:y="21.32cm">
          <text:p text:style-name="P1">thermosta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10.525cm" svg:y1="13.446cm" svg:x2="10.652cm" svg:y2="11.541cm">
          <text:p/>
        </draw:line>
        <draw:line draw:style-name="gr10" draw:text-style-name="P3" draw:layer="layout" svg:x1="11.033cm" svg:y1="13.7cm" svg:x2="11.287cm" svg:y2="11.668cm">
          <text:p/>
        </draw:line>
        <draw:line draw:style-name="gr9" draw:text-style-name="P2" draw:layer="layout" svg:x1="10.779cm" svg:y1="13.573cm" svg:x2="10.398cm" svg:y2="11.414cm">
          <text:p/>
        </draw:line>
        <draw:custom-shape draw:style-name="gr11" draw:text-style-name="P1" draw:layer="layout" svg:width="1.143cm" svg:height="2.286cm" svg:x="9.89cm" svg:y="11.2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3" draw:layer="layout" svg:x1="11.541cm" svg:y1="18.018cm" svg:x2="11.541cm" svg:y2="15.859cm">
          <text:p/>
        </draw:line>
        <draw:line draw:style-name="gr12" draw:text-style-name="P3" draw:layer="layout" svg:x1="6.715cm" svg:y1="6.842cm" svg:x2="8.874cm" svg:y2="6.842cm">
          <text:p/>
        </draw:line>
        <draw:line draw:style-name="gr12" draw:text-style-name="P3" draw:layer="layout" svg:x1="6.588cm" svg:y1="19.669cm" svg:x2="9.001cm" svg:y2="19.669cm">
          <text:p/>
        </draw:line>
        <draw:line draw:style-name="gr12" draw:text-style-name="P3" draw:layer="layout" svg:x1="6.715cm" svg:y1="10.398cm" svg:x2="8.874cm" svg:y2="10.398cm">
          <text:p/>
        </draw:line>
        <draw:custom-shape draw:style-name="gr13" draw:text-style-name="P1" draw:layer="layout" svg:width="3.683cm" svg:height="2.794cm" svg:x="2.778cm" svg:y="5.953cm">
          <text:p text:style-name="P1">Garage </text:p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3.954cm" svg:y1="14.081cm" svg:x2="16.113cm" svg:y2="14.081cm">
          <text:p/>
        </draw:line>
        <draw:custom-shape draw:style-name="gr5" draw:text-style-name="P1" draw:layer="layout" svg:width="4.572cm" svg:height="2.667cm" svg:x="1.889cm" svg:y="12.684cm">
          <text:p text:style-name="P1">sire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6.715cm" svg:y1="13.954cm" svg:x2="8.747cm" svg:y2="13.954cm">
          <text:p/>
        </draw:line>
        <draw:custom-shape draw:style-name="gr13" draw:text-style-name="P1" draw:layer="layout" svg:width="3.683cm" svg:height="2.794cm" svg:x="2.778cm" svg:y="1.381cm">
          <text:p text:style-name="P1">user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6.588cm" svg:y1="2.778cm" svg:x2="8.747cm" svg:y2="2.778cm">
          <text:p/>
        </draw:line>
        <draw:line draw:style-name="gr12" draw:text-style-name="P3" draw:layer="layout" svg:x1="13.827cm" svg:y1="7.223cm" svg:x2="15.986cm" svg:y2="7.223cm">
          <text:p/>
        </draw:line>
        <draw:custom-shape draw:style-name="gr4" draw:text-style-name="P1" draw:layer="layout" svg:width="3.556cm" svg:height="2.286cm" svg:x="16.304cm" svg:y="12.969cm">
          <text:p text:style-name="P1">IR</text:p>
          <text:p text:style-name="P1">Blast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683cm" svg:height="1.778cm" svg:x="2.651cm" svg:y="21.193cm">
          <text:p text:style-name="P1">Smoke/C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9.001cm" svg:y1="21.955cm" svg:x2="6.588cm" svg:y2="21.955cm">
          <text:p/>
        </draw:line>
        <draw:line draw:style-name="gr12" draw:text-style-name="P3" draw:layer="layout" svg:x1="11.414cm" svg:y1="5.699cm" svg:x2="11.414cm" svg:y2="3.921cm">
          <text:p/>
        </draw:line>
        <draw:line draw:style-name="gr12" draw:text-style-name="P3" draw:layer="layout" svg:x1="15.986cm" svg:y1="2.651cm" svg:x2="13.954cm" svg:y2="2.651cm">
          <text:p/>
        </draw:line>
        <draw:custom-shape draw:style-name="gr4" draw:text-style-name="P1" draw:layer="layout" svg:width="3.556cm" svg:height="2.286cm" svg:x="16.24cm" svg:y="1.508cm">
          <text:p text:style-name="P1">camera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2.286cm" svg:x="16.24cm" svg:y="9.636cm">
          <text:p text:style-name="P1">iphone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3.827cm" svg:y1="10.906cm" svg:x2="15.986cm" svg:y2="10.906cm">
          <text:p/>
        </draw:line>
        <draw:line draw:style-name="gr12" draw:text-style-name="P3" draw:layer="layout" svg:x1="13.827cm" svg:y1="19.796cm" svg:x2="15.986cm" svg:y2="19.796cm">
          <text:p/>
        </draw:line>
        <draw:line draw:style-name="gr12" draw:text-style-name="P3" draw:layer="layout" svg:x1="13.954cm" svg:y1="22.082cm" svg:x2="16.113cm" svg:y2="22.082cm">
          <text:p/>
        </draw:line>
      </draw:page>
      <draw:page draw:name="page2" draw:style-name="dp1" draw:master-page-name="Default">
        <draw:custom-shape draw:style-name="gr15" draw:text-style-name="P4" draw:layer="layout" svg:width="3.937cm" svg:height="2.413cm" svg:x="8.366cm" svg:y="8.366cm">
          <text:p text:style-name="P1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81cm" svg:height="1.651cm" svg:x="1.762cm" svg:y="8.62cm">
          <text:p text:style-name="P1"><text:span text:style-name="T1">camera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445cm" svg:height="3.175cm" svg:x="8.112cm" svg:y="13.827cm">
          <text:p text:style-name="P1"><text:span text:style-name="T1">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4.572cm" svg:height="1.905cm" svg:x="15.351cm" svg:y="8.493cm">
          <text:p text:style-name="P1"><text:span text:style-name="T1">Pyfi.org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302cm" svg:height="2.286cm" svg:x="16.113cm" svg:y="3.54cm">
          <text:p text:style-name="P1"><text:span text:style-name="T1">phone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556cm" svg:height="1.651cm" svg:x="8.747cm" svg:y="19.288cm">
          <text:p text:style-name="P1"><text:span text:style-name="T1">Glass br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413cm" svg:height="1.397cm" svg:x="15.351cm" svg:y="19.415cm">
          <text:p text:style-name="P1"><text:span text:style-name="T1">li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3.048cm" svg:height="1.778cm" svg:x="1.762cm" svg:y="14.843cm">
          <text:p text:style-name="P1"><text:span text:style-name="T1">mo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3.81cm" svg:height="1.397cm" svg:x="2.27cm" svg:y="19.415cm">
          <text:p text:style-name="P1"><text:span text:style-name="T1">thermos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2.667cm" svg:height="1.905cm" svg:x="15.986cm" svg:y="14.335cm">
          <text:p text:style-name="P1"><text:span text:style-name="T1">med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10.525cm" svg:y1="13.192cm" svg:x2="10.652cm" svg:y2="11.287cm">
          <text:p/>
        </draw:line>
        <draw:line draw:style-name="gr10" draw:text-style-name="P3" draw:layer="layout" svg:x1="11.033cm" svg:y1="13.446cm" svg:x2="11.287cm" svg:y2="11.414cm">
          <text:p/>
        </draw:line>
        <draw:line draw:style-name="gr9" draw:text-style-name="P2" draw:layer="layout" svg:x1="10.779cm" svg:y1="13.319cm" svg:x2="10.398cm" svg:y2="11.16cm">
          <text:p/>
        </draw:line>
        <draw:custom-shape draw:style-name="gr11" draw:text-style-name="P1" draw:layer="layout" svg:width="1.143cm" svg:height="2.286cm" svg:x="9.89cm" svg:y="11.0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3" draw:layer="layout" svg:x1="10.398cm" svg:y1="13.446cm" svg:x2="10.398cm" svg:y2="11.033cm">
          <text:p/>
        </draw:line>
        <draw:line draw:style-name="gr12" draw:text-style-name="P3" draw:layer="layout" svg:x1="5.826cm" svg:y1="9.382cm" svg:x2="8.112cm" svg:y2="9.382cm">
          <text:p/>
        </draw:line>
        <draw:line draw:style-name="gr12" draw:text-style-name="P3" draw:layer="layout" svg:x1="14.97cm" svg:y1="9.636cm" svg:x2="12.684cm" svg:y2="9.636cm">
          <text:p/>
        </draw:line>
        <draw:line draw:style-name="gr12" draw:text-style-name="P3" draw:layer="layout" svg:x1="5.191cm" svg:y1="15.478cm" svg:x2="7.604cm" svg:y2="15.478cm">
          <text:p/>
        </draw:line>
        <draw:line draw:style-name="gr12" draw:text-style-name="P3" draw:layer="layout" svg:x1="6.461cm" svg:y1="19.034cm" svg:x2="7.985cm" svg:y2="17.256cm">
          <text:p/>
        </draw:line>
        <draw:line draw:style-name="gr12" draw:text-style-name="P3" draw:layer="layout" svg:x1="10.525cm" svg:y1="19.161cm" svg:x2="10.525cm" svg:y2="17.256cm">
          <text:p/>
        </draw:line>
        <draw:line draw:style-name="gr12" draw:text-style-name="P3" draw:layer="layout" svg:x1="15.097cm" svg:y1="19.034cm" svg:x2="12.938cm" svg:y2="17.129cm">
          <text:p/>
        </draw:line>
        <draw:line draw:style-name="gr12" draw:text-style-name="P3" draw:layer="layout" svg:x1="15.351cm" svg:y1="15.351cm" svg:x2="13.065cm" svg:y2="15.351cm">
          <text:p/>
        </draw:line>
        <draw:frame draw:style-name="gr24" draw:text-style-name="P5" draw:layer="layout" svg:width="3.175cm" svg:height="1.27cm" svg:x="10.398cm" svg:y="11.922cm">
          <draw:text-box>
            <text:p><text:span text:style-name="T1">Socket.io</text:span></text:p>
          </draw:text-box>
        </draw:frame>
        <draw:frame draw:style-name="gr25" draw:text-style-name="P5" draw:layer="layout" svg:width="2.54cm" svg:height="1.143cm" svg:x="5.699cm" svg:y="7.985cm">
          <draw:text-box>
            <text:p><text:span text:style-name="T1">c code</text:span></text:p>
          </draw:text-box>
        </draw:frame>
        <draw:line draw:style-name="gr12" draw:text-style-name="P3" draw:layer="layout" svg:x1="17.891cm" svg:y1="8.239cm" svg:x2="17.891cm" svg:y2="6.08cm">
          <text:p/>
        </draw:line>
        <draw:frame draw:style-name="gr26" draw:text-style-name="P6" draw:layer="layout" svg:width="3.175cm" svg:height="1.673cm" svg:x="12.303cm" svg:y="7.582cm">
          <draw:text-box>
            <text:p>Angularjs <text:s/>&amp; ph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ysiii </meta:initial-creator>
    <meta:creation-date>2016-01-19T18:20:15.507641885</meta:creation-date>
    <dc:date>2016-06-09T10:02:13.330916924</dc:date>
    <meta:editing-duration>PT35M31S</meta:editing-duration>
    <meta:editing-cycles>9</meta:editing-cycles>
    <meta:generator>LibreOffice/5.1.2.2$Linux_X86_64 LibreOffice_project/10m0$Build-2</meta:generator>
    <meta:document-statistic meta:object-count="59"/>
  </office:meta>
</office:document-meta>
</file>